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ault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Default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4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6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8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10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12" style:parent-style-name="Standard" style:family="paragraph">
      <style:text-properties style:font-name-complex="Times New Roman" fo:font-size="13pt" style:font-size-asian="13pt" style:font-size-complex="13pt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14" style:parent-style-name="Standard" style:family="paragraph">
      <style:text-properties style:font-name-complex="Times New Roman" fo:font-size="13pt" style:font-size-asian="13pt" style:font-size-complex="13pt"/>
    </style:style>
    <style:style style:name="T15" style:parent-style-name="DefaultParagraphFont" style:family="text">
      <style:text-properties style:font-name-complex="Times New Roman" fo:font-size="13pt" style:font-size-asian="13pt" style:font-size-complex="13pt"/>
    </style:style>
    <style:style style:name="P16" style:parent-style-name="Standard" style:family="paragraph">
      <style:text-properties style:font-name-complex="Times New Roman" fo:font-size="13pt" style:font-size-asian="13pt" style:font-size-complex="13pt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18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20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22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25" style:parent-style-name="Standard" style:family="paragraph">
      <style:text-properties style:font-name-complex="Times New Roman" fo:font-weight="bold" style:font-weight-asian="bold" style:font-weight-complex="bold" fo:font-size="13pt" style:font-size-asian="13pt" style:font-size-complex="13pt"/>
    </style:style>
    <style:style style:name="P26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T2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9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T3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32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T3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35" style:parent-style-name="Default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 fo:font-size="13pt" style:font-size-asian="13pt" style:font-size-complex="13pt"/>
    </style:style>
    <style:style style:name="P36" style:parent-style-name="Default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 fo:font-size="13pt" style:font-size-asian="13pt" style:font-size-complex="13pt"/>
    </style:style>
    <style:style style:name="P37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T3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3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40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T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4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-complex="Times New Roman" fo:font-size="13pt" style:font-size-asian="13pt" style:font-size-complex="13pt"/>
    </style:style>
    <style:style style:name="P44" style:parent-style-name="Standard" style:family="paragraph">
      <style:text-properties style:font-name-complex="Times New Roman" fo:font-size="13pt" style:font-size-asian="13pt" style:font-size-complex="13pt"/>
    </style:style>
    <style:style style:name="T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47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4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52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5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9" style:parent-style-name="DefaultParagraphFont" style:family="text">
      <style:text-properties style:font-name-complex="Times New Roman" fo:font-size="13pt" style:font-size-asian="13pt" style:font-size-complex="13pt"/>
    </style:style>
    <style:style style:name="T60" style:parent-style-name="DefaultParagraphFont" style:family="text">
      <style:text-properties style:font-name-complex="Times New Roman" fo:font-weight="bold" style:font-weight-asian="bold" style:font-weight-complex="bold" fo:font-size="13pt" style:font-size-asian="13pt" style:font-size-complex="13pt"/>
    </style:style>
    <style:style style:name="T6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6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7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73" style:parent-style-name="DefaultParagraphFont" style:family="text">
      <style:text-properties style:font-name-complex="Times New Roman" fo:font-size="13pt" style:font-size-asian="13pt" style:font-size-complex="13pt"/>
    </style:style>
    <style:style style:name="T74" style:parent-style-name="DefaultParagraphFont" style:family="text">
      <style:text-properties style:font-name-complex="Times New Roman" fo:font-weight="bold" style:font-weight-asian="bold" style:font-weight-complex="bold" fo:font-size="13pt" style:font-size-asian="13pt" style:font-size-complex="13pt"/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78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7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8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8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8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8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8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9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9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9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9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9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0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0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0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4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0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6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07" style:parent-style-name="DefaultParagraphFont" style:family="text">
      <style:text-properties style:font-name-complex="Times New Roman" fo:font-size="13pt" style:font-size-asian="13pt" style:font-size-complex="13pt"/>
    </style:style>
    <style:style style:name="T108" style:parent-style-name="DefaultParagraphFont" style:family="text">
      <style:text-properties style:font-name-complex="Times New Roman" fo:font-weight="bold" style:font-weight-asian="bold" style:font-weight-complex="bold" fo:font-size="13pt" style:font-size-asian="13pt" style:font-size-complex="13pt"/>
    </style:style>
    <style:style style:name="T10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ableColumn111" style:family="table-column">
      <style:table-column-properties style:column-width="1.6763in" style:use-optimal-column-width="false"/>
    </style:style>
    <style:style style:name="TableColumn112" style:family="table-column">
      <style:table-column-properties style:column-width="1.6763in" style:use-optimal-column-width="false"/>
    </style:style>
    <style:style style:name="TableColumn113" style:family="table-column">
      <style:table-column-properties style:column-width="1.6763in" style:use-optimal-column-width="false"/>
    </style:style>
    <style:style style:name="TableColumn114" style:family="table-column">
      <style:table-column-properties style:column-width="1.677in" style:use-optimal-column-width="false"/>
    </style:style>
    <style:style style:name="Table110" style:family="table">
      <style:table-properties style:width="6.7062in" fo:margin-left="-0.1166in" table:align="left"/>
    </style:style>
    <style:style style:name="TableRow115" style:family="table-row">
      <style:table-row-properties style:min-row-height="0.0673in" style:use-optimal-row-height="false"/>
    </style:style>
    <style:style style:name="TableCell116" style:family="table-cell">
      <style:table-cell-properties fo:border="0.0833in solid #000000" style:writing-mode="lr-tb" fo:padding-top="0in" fo:padding-left="0.075in" fo:padding-bottom="0in" fo:padding-right="0.075in"/>
    </style:style>
    <style:style style:name="T11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8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11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ableCell120" style:family="table-cell">
      <style:table-cell-properties fo:border="0.0833in solid #000000" style:writing-mode="lr-tb" fo:padding-top="0in" fo:padding-left="0.075in" fo:padding-bottom="0in" fo:padding-right="0.075in"/>
    </style:style>
    <style:style style:name="P121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22" style:family="table-cell">
      <style:table-cell-properties fo:border="0.0833in solid #000000" style:writing-mode="lr-tb" fo:padding-top="0in" fo:padding-left="0.075in" fo:padding-bottom="0in" fo:padding-right="0.075in"/>
    </style:style>
    <style:style style:name="P123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24" style:family="table-cell">
      <style:table-cell-properties fo:border="0.0833in solid #000000" style:writing-mode="lr-tb" fo:padding-top="0in" fo:padding-left="0.075in" fo:padding-bottom="0in" fo:padding-right="0.075in"/>
    </style:style>
    <style:style style:name="P125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Row126" style:family="table-row">
      <style:table-row-properties style:min-row-height="0.0673in" style:use-optimal-row-height="false"/>
    </style:style>
    <style:style style:name="TableCell127" style:family="table-cell">
      <style:table-cell-properties fo:border="0.0833in solid #000000" style:writing-mode="lr-tb" fo:padding-top="0in" fo:padding-left="0.075in" fo:padding-bottom="0in" fo:padding-right="0.075in"/>
    </style:style>
    <style:style style:name="P128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29" style:family="table-cell">
      <style:table-cell-properties fo:border="0.0833in solid #000000" style:writing-mode="lr-tb" fo:padding-top="0in" fo:padding-left="0.075in" fo:padding-bottom="0in" fo:padding-right="0.075in"/>
    </style:style>
    <style:style style:name="P130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31" style:family="table-cell">
      <style:table-cell-properties fo:border="0.0833in solid #000000" style:writing-mode="lr-tb" fo:padding-top="0in" fo:padding-left="0.075in" fo:padding-bottom="0in" fo:padding-right="0.075in"/>
    </style:style>
    <style:style style:name="P132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33" style:family="table-cell">
      <style:table-cell-properties fo:border="0.0833in solid #000000" style:writing-mode="lr-tb" fo:padding-top="0in" fo:padding-left="0.075in" fo:padding-bottom="0in" fo:padding-right="0.075in"/>
    </style:style>
    <style:style style:name="P134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Row135" style:family="table-row">
      <style:table-row-properties style:min-row-height="0.0673in" style:use-optimal-row-height="false"/>
    </style:style>
    <style:style style:name="TableCell136" style:family="table-cell">
      <style:table-cell-properties fo:border="0.0833in solid #000000" style:writing-mode="lr-tb" fo:padding-top="0in" fo:padding-left="0.075in" fo:padding-bottom="0in" fo:padding-right="0.075in"/>
    </style:style>
    <style:style style:name="P137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38" style:family="table-cell">
      <style:table-cell-properties fo:border="0.0833in solid #000000" style:writing-mode="lr-tb" fo:padding-top="0in" fo:padding-left="0.075in" fo:padding-bottom="0in" fo:padding-right="0.075in"/>
    </style:style>
    <style:style style:name="P139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40" style:family="table-cell">
      <style:table-cell-properties fo:border="0.0833in solid #000000" style:writing-mode="lr-tb" fo:padding-top="0in" fo:padding-left="0.075in" fo:padding-bottom="0in" fo:padding-right="0.075in"/>
    </style:style>
    <style:style style:name="P141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42" style:family="table-cell">
      <style:table-cell-properties fo:border="0.0833in solid #000000" style:writing-mode="lr-tb" fo:padding-top="0in" fo:padding-left="0.075in" fo:padding-bottom="0in" fo:padding-right="0.075in"/>
    </style:style>
    <style:style style:name="P143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Row144" style:family="table-row">
      <style:table-row-properties style:min-row-height="0.0673in" style:use-optimal-row-height="false"/>
    </style:style>
    <style:style style:name="TableCell145" style:family="table-cell">
      <style:table-cell-properties fo:border="0.0833in solid #000000" style:writing-mode="lr-tb" fo:padding-top="0in" fo:padding-left="0.075in" fo:padding-bottom="0in" fo:padding-right="0.075in"/>
    </style:style>
    <style:style style:name="P146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Row147" style:family="table-row">
      <style:table-row-properties style:min-row-height="0.1576in" style:use-optimal-row-height="false"/>
    </style:style>
    <style:style style:name="TableCell148" style:family="table-cell">
      <style:table-cell-properties fo:border="0.0833in solid #000000" style:writing-mode="lr-tb" fo:padding-top="0in" fo:padding-left="0.075in" fo:padding-bottom="0in" fo:padding-right="0.075in"/>
    </style:style>
    <style:style style:name="P149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Row150" style:family="table-row">
      <style:table-row-properties style:min-row-height="0.1548in" style:use-optimal-row-height="false"/>
    </style:style>
    <style:style style:name="TableCell151" style:family="table-cell">
      <style:table-cell-properties fo:border="0.0833in solid #000000" style:writing-mode="lr-tb" fo:padding-top="0in" fo:padding-left="0.075in" fo:padding-bottom="0in" fo:padding-right="0.075in"/>
    </style:style>
    <style:style style:name="P152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Row153" style:family="table-row">
      <style:table-row-properties style:min-row-height="0.1576in" style:use-optimal-row-height="false"/>
    </style:style>
    <style:style style:name="TableCell154" style:family="table-cell">
      <style:table-cell-properties fo:border="0.0833in solid #000000" style:writing-mode="lr-tb" fo:padding-top="0in" fo:padding-left="0.075in" fo:padding-bottom="0in" fo:padding-right="0.075in"/>
    </style:style>
    <style:style style:name="P155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Row156" style:family="table-row">
      <style:table-row-properties style:min-row-height="0.0673in" style:use-optimal-row-height="false"/>
    </style:style>
    <style:style style:name="TableCell157" style:family="table-cell">
      <style:table-cell-properties fo:border="0.0833in solid #000000" style:writing-mode="lr-tb" fo:padding-top="0in" fo:padding-left="0.075in" fo:padding-bottom="0in" fo:padding-right="0.075in"/>
    </style:style>
    <style:style style:name="P158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Row159" style:family="table-row">
      <style:table-row-properties style:min-row-height="0.0673in" style:use-optimal-row-height="false"/>
    </style:style>
    <style:style style:name="TableCell160" style:family="table-cell">
      <style:table-cell-properties fo:border="0.0833in solid #000000" style:writing-mode="lr-tb" fo:padding-top="0in" fo:padding-left="0.075in" fo:padding-bottom="0in" fo:padding-right="0.075in"/>
    </style:style>
    <style:style style:name="P161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62" style:family="table-cell">
      <style:table-cell-properties fo:border="0.0833in solid #000000" style:writing-mode="lr-tb" fo:padding-top="0in" fo:padding-left="0.075in" fo:padding-bottom="0in" fo:padding-right="0.075in"/>
    </style:style>
    <style:style style:name="P163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Row164" style:family="table-row">
      <style:table-row-properties style:min-row-height="0.1576in" style:use-optimal-row-height="false"/>
    </style:style>
    <style:style style:name="TableCell165" style:family="table-cell">
      <style:table-cell-properties fo:border="0.0833in solid #000000" style:writing-mode="lr-tb" fo:padding-top="0in" fo:padding-left="0.075in" fo:padding-bottom="0in" fo:padding-right="0.075in"/>
    </style:style>
    <style:style style:name="P166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67" style:family="table-cell">
      <style:table-cell-properties fo:border="0.0833in solid #000000" style:writing-mode="lr-tb" fo:padding-top="0in" fo:padding-left="0.075in" fo:padding-bottom="0in" fo:padding-right="0.075in"/>
    </style:style>
    <style:style style:name="P168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Row169" style:family="table-row">
      <style:table-row-properties style:min-row-height="0.0673in" style:use-optimal-row-height="false"/>
    </style:style>
    <style:style style:name="TableCell170" style:family="table-cell">
      <style:table-cell-properties fo:border="0.0833in solid #000000" style:writing-mode="lr-tb" fo:padding-top="0in" fo:padding-left="0.075in" fo:padding-bottom="0in" fo:padding-right="0.075in"/>
    </style:style>
    <style:style style:name="P171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72" style:family="table-cell">
      <style:table-cell-properties fo:border="0.0833in solid #000000" style:writing-mode="lr-tb" fo:padding-top="0in" fo:padding-left="0.075in" fo:padding-bottom="0in" fo:padding-right="0.075in"/>
    </style:style>
    <style:style style:name="P173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Row174" style:family="table-row">
      <style:table-row-properties style:min-row-height="0.0673in" style:use-optimal-row-height="false"/>
    </style:style>
    <style:style style:name="TableCell175" style:family="table-cell">
      <style:table-cell-properties fo:border="0.0833in solid #000000" style:writing-mode="lr-tb" fo:padding-top="0in" fo:padding-left="0.075in" fo:padding-bottom="0in" fo:padding-right="0.075in"/>
    </style:style>
    <style:style style:name="P176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77" style:family="table-cell">
      <style:table-cell-properties fo:border="0.0833in solid #000000" style:writing-mode="lr-tb" fo:padding-top="0in" fo:padding-left="0.075in" fo:padding-bottom="0in" fo:padding-right="0.075in"/>
    </style:style>
    <style:style style:name="P178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Row179" style:family="table-row">
      <style:table-row-properties style:min-row-height="0.0673in" style:use-optimal-row-height="false"/>
    </style:style>
    <style:style style:name="TableCell180" style:family="table-cell">
      <style:table-cell-properties fo:border="0.0833in solid #000000" style:writing-mode="lr-tb" fo:padding-top="0in" fo:padding-left="0.075in" fo:padding-bottom="0in" fo:padding-right="0.075in"/>
    </style:style>
    <style:style style:name="P181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82" style:family="table-cell">
      <style:table-cell-properties fo:border="0.0833in solid #000000" style:writing-mode="lr-tb" fo:padding-top="0in" fo:padding-left="0.075in" fo:padding-bottom="0in" fo:padding-right="0.075in"/>
    </style:style>
    <style:style style:name="P183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84" style:family="table-cell">
      <style:table-cell-properties fo:border="0.0833in solid #000000" style:writing-mode="lr-tb" fo:padding-top="0in" fo:padding-left="0.075in" fo:padding-bottom="0in" fo:padding-right="0.075in"/>
    </style:style>
    <style:style style:name="P185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86" style:family="table-cell">
      <style:table-cell-properties fo:border="0.0833in solid #000000" style:writing-mode="lr-tb" fo:padding-top="0in" fo:padding-left="0.075in" fo:padding-bottom="0in" fo:padding-right="0.075in"/>
    </style:style>
    <style:style style:name="P187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Row188" style:family="table-row">
      <style:table-row-properties style:min-row-height="0.0673in" style:use-optimal-row-height="false"/>
    </style:style>
    <style:style style:name="TableCell189" style:family="table-cell">
      <style:table-cell-properties fo:border="0.0833in solid #000000" style:writing-mode="lr-tb" fo:padding-top="0in" fo:padding-left="0.075in" fo:padding-bottom="0in" fo:padding-right="0.075in"/>
    </style:style>
    <style:style style:name="P190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91" style:family="table-cell">
      <style:table-cell-properties fo:border="0.0833in solid #000000" style:writing-mode="lr-tb" fo:padding-top="0in" fo:padding-left="0.075in" fo:padding-bottom="0in" fo:padding-right="0.075in"/>
    </style:style>
    <style:style style:name="P192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93" style:family="table-cell">
      <style:table-cell-properties fo:border="0.0833in solid #000000" style:writing-mode="lr-tb" fo:padding-top="0in" fo:padding-left="0.075in" fo:padding-bottom="0in" fo:padding-right="0.075in"/>
    </style:style>
    <style:style style:name="P194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195" style:family="table-cell">
      <style:table-cell-properties fo:border="0.0833in solid #000000" style:writing-mode="lr-tb" fo:padding-top="0in" fo:padding-left="0.075in" fo:padding-bottom="0in" fo:padding-right="0.075in"/>
    </style:style>
    <style:style style:name="P196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Row197" style:family="table-row">
      <style:table-row-properties style:min-row-height="0.0673in" style:use-optimal-row-height="false"/>
    </style:style>
    <style:style style:name="TableCell198" style:family="table-cell">
      <style:table-cell-properties fo:border="0.0833in solid #000000" style:writing-mode="lr-tb" fo:padding-top="0in" fo:padding-left="0.075in" fo:padding-bottom="0in" fo:padding-right="0.075in"/>
    </style:style>
    <style:style style:name="P199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200" style:family="table-cell">
      <style:table-cell-properties fo:border="0.0833in solid #000000" style:writing-mode="lr-tb" fo:padding-top="0in" fo:padding-left="0.075in" fo:padding-bottom="0in" fo:padding-right="0.075in"/>
    </style:style>
    <style:style style:name="P201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202" style:family="table-cell">
      <style:table-cell-properties fo:border="0.0833in solid #000000" style:writing-mode="lr-tb" fo:padding-top="0in" fo:padding-left="0.075in" fo:padding-bottom="0in" fo:padding-right="0.075in"/>
    </style:style>
    <style:style style:name="P203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204" style:family="table-cell">
      <style:table-cell-properties fo:border="0.0833in solid #000000" style:writing-mode="lr-tb" fo:padding-top="0in" fo:padding-left="0.075in" fo:padding-bottom="0in" fo:padding-right="0.075in"/>
    </style:style>
    <style:style style:name="P205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Row206" style:family="table-row">
      <style:table-row-properties style:min-row-height="0.0673in" style:use-optimal-row-height="false"/>
    </style:style>
    <style:style style:name="TableCell207" style:family="table-cell">
      <style:table-cell-properties fo:border="0.0833in solid #000000" style:writing-mode="lr-tb" fo:padding-top="0in" fo:padding-left="0.075in" fo:padding-bottom="0in" fo:padding-right="0.075in"/>
    </style:style>
    <style:style style:name="P208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209" style:family="table-cell">
      <style:table-cell-properties fo:border="0.0833in solid #000000" style:writing-mode="lr-tb" fo:padding-top="0in" fo:padding-left="0.075in" fo:padding-bottom="0in" fo:padding-right="0.075in"/>
    </style:style>
    <style:style style:name="P210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211" style:family="table-cell">
      <style:table-cell-properties fo:border="0.0833in solid #000000" style:writing-mode="lr-tb" fo:padding-top="0in" fo:padding-left="0.075in" fo:padding-bottom="0in" fo:padding-right="0.075in"/>
    </style:style>
    <style:style style:name="P212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TableCell213" style:family="table-cell">
      <style:table-cell-properties fo:border="0.0833in solid #000000" style:writing-mode="lr-tb" fo:padding-top="0in" fo:padding-left="0.075in" fo:padding-bottom="0in" fo:padding-right="0.075in"/>
    </style:style>
    <style:style style:name="P214" style:parent-style-name="Default" style:family="paragraph">
      <style:text-properties style:font-name="Times New Roman" style:font-name-complex="Times New Roman" fo:font-size="13pt" style:font-size-asian="13pt" style:font-size-complex="13pt"/>
    </style:style>
    <style:style style:name="P215" style:parent-style-name="Standard" style:family="paragraph">
      <style:text-properties style:font-name-complex="Times New Roman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ab 2: Configuring extended VLANs on Catalyst Switches</text:p>
      <text:p text:style-name="P2"/>
      <text:p text:style-name="Default"><text:span text:style-name="T3">Lab Objective:<text:s/></text:span></text:p>
      <text:p text:style-name="P4">The objective of this lab exercise is for you to learn and understand how to configure extended VLANs 1006-4096 on Cisco Catalyst IOS switches. In addition to this, you are also required to familiarize yourself with the commands available in Cisco IOS to validate and check your configurations.<text:s/></text:p>
      <text:p text:style-name="Default"><text:span text:style-name="T5">Lab Purpose:<text:s/></text:span></text:p>
      <text:p text:style-name="P6">VLAN configuration is a fundamental skill. VLANs allow you to segment your network into multiple, smaller broadcast domains. As a Cisco engineer, as well as in the Cisco CCNA exam, you will be expected to know how to configure VLANs on Cisco switches.<text:s/></text:p>
      <text:p text:style-name="Default"><text:span text:style-name="T7">Certification Level:<text:s/></text:span></text:p>
      <text:p text:style-name="P8">This lab is suitable for both CCENT and CCNA certification exam preparation<text:s/></text:p>
      <text:p text:style-name="Default"><text:span text:style-name="T9">Lab Difficulty:<text:s/></text:span></text:p>
      <text:p text:style-name="P10">This lab has a difficulty rating of 5/10<text:s/></text:p>
      <text:p text:style-name="Default"><text:span text:style-name="T11">Readiness Assessment:<text:s/></text:span></text:p>
      <text:p text:style-name="P12">When you are ready for your certification exam, you should complete this lab in no more than 10 minutes</text:p>
      <text:p text:style-name="Default"><text:span text:style-name="T13">Lab Topology:<text:s/></text:span></text:p>
      <text:p text:style-name="P14">Please use the following topology to complete this lab exercise:</text:p>
      <text:p text:style-name="Standard"><text:span text:style-name="T15"><draw:frame draw:style-name="a0" draw:name="Picture 1" text:anchor-type="as-char" svg:x="0in" svg:y="0in" svg:width="6.55208in" svg:height="1.52083in" style:rel-width="scale" style:rel-height="scale"><draw:image xlink:href="media/image1.emf" xlink:type="simple" xlink:show="embed" xlink:actuate="onLoad"/><svg:title/><svg:desc/></draw:frame></text:span></text:p>
      <text:p text:style-name="P16"/>
      <text:p text:style-name="Default"><text:span text:style-name="T17">Task 1:<text:s/></text:span></text:p>
      <text:p text:style-name="P18">In preparation for VLAN configuration, configure a hostname on Sw1 as well as the VLANs depicted in the topology. Keep in mind that extended VLANs can only be configured on a switch in VTP Transparent mode.<text:s/></text:p>
      <text:p text:style-name="Default"><text:span text:style-name="T19">Task 2:<text:s/></text:span></text:p>
      <text:p text:style-name="P20">Configure ports FastEthernet0/5 – FastEthernet0/8 as access ports and assign them to the VLANs specified.<text:s/></text:p>
      <text:p text:style-name="Default"><text:span text:style-name="T21">Task 3:<text:s/></text:span></text:p>
      <text:p text:style-name="P22">Verify your VLAN configuration<text:s/></text:p>
      <text:p text:style-name="Default"><text:span text:style-name="T23">SOLUTION:<text:s/></text:span></text:p>
      <text:p text:style-name="Default"><text:span text:style-name="T24">Lab 2 Configuration and Verification<text:s/></text:span></text:p>
      <text:p text:style-name="P25">Task 1:</text:p>
      <text:p text:style-name="P26"><text:span text:style-name="T27">NOTE:<text:s/></text:span><text:span text:style-name="T28">By default, Cisco switches are VTP servers. Only standard range VLANS 1-1005 are configurable on VTP servers. To configure extended range VLANS (1006-4096) you must configure the switch as a VTP Transparent switch. Otherwise, you will get the following error message:<text:s/></text:span></text:p>
      <text:p text:style-name="P29"><text:span text:style-name="T30">Sw1(config)#</text:span><text:span text:style-name="T31">vlan 2010<text:s/></text:span></text:p>
      <text:p text:style-name="P32"><text:span text:style-name="T33">Sw1(config-vlan)#</text:span><text:span text:style-name="T34">end<text:s/></text:span></text:p>
      <text:p text:style-name="P35">Extended VLANs not allowed in VTP SERVER mode<text:s/></text:p>
      <text:p text:style-name="P36">Failed to commit extended VLAN(s) changes.<text:s/></text:p>
      <text:soft-page-break/>
      <text:p text:style-name="P37"><text:span text:style-name="T38">NOTE:<text:s/></text:span><text:span text:style-name="T39">Configuration files will be kept from previous labs. In order to remove them you can re-type the commands with the word 'no' in front.:<text:s/></text:span></text:p>
      <text:p text:style-name="P40"><text:span text:style-name="T41">Sw1(config)#</text:span><text:span text:style-name="T42">no vlan 2010<text:s/></text:span></text:p>
      <text:p text:style-name="P43">You may also need to reset the switch back to VTP mode server if appropriate.<text:s/></text:p>
      <text:p text:style-name="P44"/>
      <text:p text:style-name="Default"><text:span text:style-name="T45">Switch#</text:span><text:span text:style-name="T46">config t<text:s/></text:span></text:p>
      <text:p text:style-name="P47">Enter configuration commands, one per line. End with CNTL/Z.<text:s/></text:p>
      <text:p text:style-name="Default"><text:span text:style-name="T48">Switch(config)#</text:span><text:span text:style-name="T49">hostname Sw1<text:s/></text:span></text:p>
      <text:p text:style-name="Default"><text:span text:style-name="T50">Sw1(config)#</text:span><text:span text:style-name="T51">vtp mode transparent<text:s/></text:span></text:p>
      <text:p text:style-name="P52">Setting device to VTP TRANSPARENT mode.<text:s/></text:p>
      <text:p text:style-name="Default"><text:span text:style-name="T53">Sw1(config)#</text:span><text:span text:style-name="T54">vlan 2010<text:s/></text:span></text:p>
      <text:p text:style-name="Default"><text:span text:style-name="T55">Sw1(config-vlan)#</text:span><text:span text:style-name="T56">name SALES<text:s/></text:span></text:p>
      <text:p text:style-name="Default"><text:span text:style-name="T57">Sw1(config-vlan)#</text:span><text:span text:style-name="T58">exit<text:s/></text:span></text:p>
      <text:p text:style-name="Standard"><text:span text:style-name="T59">Sw1(config)#</text:span><text:span text:style-name="T60">vlan 2020</text:span></text:p>
      <text:p text:style-name="Default"><text:span text:style-name="T61">Sw1(config-vlan)#</text:span><text:span text:style-name="T62">name MANAGERS<text:s/></text:span></text:p>
      <text:p text:style-name="Default"><text:span text:style-name="T63">Sw1(config-vlan)#</text:span><text:span text:style-name="T64">exit<text:s/></text:span></text:p>
      <text:p text:style-name="Default"><text:span text:style-name="T65">Sw1(config)#</text:span><text:span text:style-name="T66">vlan 2030<text:s/></text:span></text:p>
      <text:p text:style-name="Default"><text:span text:style-name="T67">Sw1(config-vlan)#</text:span><text:span text:style-name="T68">name ENGINEERS<text:s/></text:span></text:p>
      <text:p text:style-name="Default"><text:span text:style-name="T69">Sw1(config-vlan)#</text:span><text:span text:style-name="T70">exit<text:s/></text:span></text:p>
      <text:p text:style-name="Default"><text:span text:style-name="T71">Sw1(config)#</text:span><text:span text:style-name="T72">vlan 2040<text:s/></text:span></text:p>
      <text:p text:style-name="Standard"><text:span text:style-name="T73">Sw1(config-vlan)#</text:span><text:span text:style-name="T74">name SUPPORT</text:span></text:p>
      <text:p text:style-name="Default"><text:span text:style-name="T75">Task 2:<text:s/></text:span></text:p>
      <text:p text:style-name="Default"><text:span text:style-name="T76">Sw1#</text:span><text:span text:style-name="T77">config t<text:s/></text:span></text:p>
      <text:p text:style-name="P78">Enter configuration commands, one per line. End with CNTL/Z.<text:s/></text:p>
      <text:p text:style-name="Default"><text:span text:style-name="T79">Sw1(config)#</text:span><text:span text:style-name="T80">interface fastethernet0/5<text:s/></text:span></text:p>
      <text:p text:style-name="Default"><text:span text:style-name="T81">Sw1(config-if)#</text:span><text:span text:style-name="T82">switchport mode access<text:s/></text:span></text:p>
      <text:p text:style-name="Default"><text:span text:style-name="T83">Sw1(config-if)#</text:span><text:span text:style-name="T84">switchport access vlan 2010<text:s/></text:span></text:p>
      <text:p text:style-name="Default"><text:span text:style-name="T85">Sw1(config-if)#</text:span><text:span text:style-name="T86">exit<text:s/></text:span></text:p>
      <text:p text:style-name="Default"><text:span text:style-name="T87">Sw1(config)#</text:span><text:span text:style-name="T88">interface fastethernet0/6<text:s/></text:span></text:p>
      <text:p text:style-name="Default"><text:span text:style-name="T89">Sw1(config-if)#</text:span><text:span text:style-name="T90">switchport mode access<text:s/></text:span></text:p>
      <text:p text:style-name="Default"><text:span text:style-name="T91">Sw1(config-if)#</text:span><text:span text:style-name="T92">switchport access vlan 2020<text:s/></text:span></text:p>
      <text:p text:style-name="Default"><text:span text:style-name="T93">Sw1(config-if)#</text:span><text:span text:style-name="T94">exit<text:s/></text:span></text:p>
      <text:p text:style-name="Default"><text:span text:style-name="T95">Sw1(config-if)#</text:span><text:span text:style-name="T96">interface fastethernet0/7<text:s/></text:span></text:p>
      <text:p text:style-name="Default"><text:span text:style-name="T97">Sw1(config-if)#</text:span><text:span text:style-name="T98">switchport mode access<text:s/></text:span></text:p>
      <text:p text:style-name="Default"><text:span text:style-name="T99">Sw1(config-if)#</text:span><text:span text:style-name="T100">switchport access vlan 2030<text:s/></text:span></text:p>
      <text:p text:style-name="Default"><text:span text:style-name="T101">Sw1(config-if)#</text:span><text:span text:style-name="T102">exit<text:s/></text:span></text:p>
      <text:p text:style-name="Default"><text:span text:style-name="T103">Sw1(config-if)#</text:span><text:span text:style-name="T104">interface fastethernet0/8<text:s/></text:span></text:p>
      <text:p text:style-name="Default"><text:span text:style-name="T105">Sw1(config-if)#</text:span><text:span text:style-name="T106">switchport mode access<text:s/></text:span></text:p>
      <text:p text:style-name="Standard"><text:span text:style-name="T107">Sw1(config-if)#</text:span><text:span text:style-name="T108">switchport access vlan 2040</text:span></text:p>
      <text:p text:style-name="Default"><text:span text:style-name="T109">Task 3:<text:s/></text:span></text:p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Default"><text:span text:style-name="T117">Sw1#</text:span><text:span text:style-name="T118">show vlan brief<text:s/></text:span><text:span text:style-name="T119">VLAN<text:s/></text:span></text:p>
          </table:table-cell>
          <table:table-cell table:style-name="TableCell120">
            <text:p text:style-name="P121">Name<text:s/></text:p>
          </table:table-cell>
          <table:table-cell table:style-name="TableCell122">
            <text:p text:style-name="P123">Status<text:s/></text:p>
          </table:table-cell>
          <table:table-cell table:style-name="TableCell124">
            <text:p text:style-name="P125">Ports<text:s/></text:p>
          </table:table-cell>
        </table:table-row>
        <table:table-row table:style-name="TableRow126">
          <table:table-cell table:style-name="TableCell127">
            <text:p text:style-name="P128">----<text:s/></text:p>
          </table:table-cell>
          <table:table-cell table:style-name="TableCell129">
            <text:p text:style-name="P130">--------------------------------<text:s/></text:p>
          </table:table-cell>
          <table:table-cell table:style-name="TableCell131">
            <text:p text:style-name="P132">---------<text:s/></text:p>
          </table:table-cell>
          <table:table-cell table:style-name="TableCell133">
            <text:p text:style-name="P134">-------------------------------<text:s/></text:p>
          </table:table-cell>
        </table:table-row>
        <table:table-row table:style-name="TableRow135">
          <table:table-cell table:style-name="TableCell136">
            <text:p text:style-name="P137">1<text:s/></text:p>
          </table:table-cell>
          <table:table-cell table:style-name="TableCell138">
            <text:p text:style-name="P139">default<text:s/></text:p>
          </table:table-cell>
          <table:table-cell table:style-name="TableCell140">
            <text:p text:style-name="P141">active<text:s/></text:p>
          </table:table-cell>
          <table:table-cell table:style-name="TableCell142">
            <text:p text:style-name="P143">Fa0/1, Fa0/2, Fa0/3, Fa0/4<text:s/></text:p>
          </table:table-cell>
        </table:table-row>
        <text:soft-page-break/>
        <table:table-row table:style-name="TableRow144">
          <table:table-cell table:style-name="TableCell145" table:number-columns-spanned="4">
            <text:p text:style-name="P146">Fa0/9,Fa0/10, Fa0/11, Fa0/12<text:s/></text:p>
          </table:table-cell>
          <table:covered-table-cell/>
          <table:covered-table-cell/>
          <table:covered-table-cell/>
        </table:table-row>
        <table:table-row table:style-name="TableRow147">
          <table:table-cell table:style-name="TableCell148" table:number-columns-spanned="4">
            <text:p text:style-name="P149">Fa0/13, Fa0/14, Fa0/15, Fa0/16<text:s/></text:p>
          </table:table-cell>
          <table:covered-table-cell/>
          <table:covered-table-cell/>
          <table:covered-table-cell/>
        </table:table-row>
        <table:table-row table:style-name="TableRow150">
          <table:table-cell table:style-name="TableCell151" table:number-columns-spanned="4">
            <text:p text:style-name="P152">Fa0/17, Fa0/18, Fa0/19, Fa0/20<text:s/></text:p>
          </table:table-cell>
          <table:covered-table-cell/>
          <table:covered-table-cell/>
          <table:covered-table-cell/>
        </table:table-row>
        <table:table-row table:style-name="TableRow153">
          <table:table-cell table:style-name="TableCell154" table:number-columns-spanned="4">
            <text:p text:style-name="P155">Fa0/21, Fa0/22, Fa0/23, Fa0/24<text:s/></text:p>
          </table:table-cell>
          <table:covered-table-cell/>
          <table:covered-table-cell/>
          <table:covered-table-cell/>
        </table:table-row>
        <table:table-row table:style-name="TableRow156">
          <table:table-cell table:style-name="TableCell157" table:number-columns-spanned="4">
            <text:p text:style-name="P158">Gi0/1, Gi0/2<text:s/></text:p>
          </table:table-cell>
          <table:covered-table-cell/>
          <table:covered-table-cell/>
          <table:covered-table-cell/>
        </table:table-row>
        <table:table-row table:style-name="TableRow159">
          <table:table-cell table:style-name="TableCell160" table:number-columns-spanned="2">
            <text:p text:style-name="P161">1002 fddi-default<text:s/></text:p>
          </table:table-cell>
          <table:covered-table-cell/>
          <table:table-cell table:style-name="TableCell162" table:number-columns-spanned="2">
            <text:p text:style-name="P163">active<text:s/></text:p>
          </table:table-cell>
          <table:covered-table-cell/>
        </table:table-row>
        <table:table-row table:style-name="TableRow164">
          <table:table-cell table:style-name="TableCell165" table:number-columns-spanned="2">
            <text:p text:style-name="P166">1003 token-ring-default<text:s/></text:p>
          </table:table-cell>
          <table:covered-table-cell/>
          <table:table-cell table:style-name="TableCell167" table:number-columns-spanned="2">
            <text:p text:style-name="P168">active<text:s/></text:p>
          </table:table-cell>
          <table:covered-table-cell/>
        </table:table-row>
        <table:table-row table:style-name="TableRow169">
          <table:table-cell table:style-name="TableCell170" table:number-columns-spanned="2">
            <text:p text:style-name="P171">1004 fddinet-default<text:s/></text:p>
          </table:table-cell>
          <table:covered-table-cell/>
          <table:table-cell table:style-name="TableCell172" table:number-columns-spanned="2">
            <text:p text:style-name="P173">active<text:s/></text:p>
          </table:table-cell>
          <table:covered-table-cell/>
        </table:table-row>
        <table:table-row table:style-name="TableRow174">
          <table:table-cell table:style-name="TableCell175" table:number-columns-spanned="2">
            <text:p text:style-name="P176">1005 trnet-default<text:s/></text:p>
          </table:table-cell>
          <table:covered-table-cell/>
          <table:table-cell table:style-name="TableCell177" table:number-columns-spanned="2">
            <text:p text:style-name="P178">active<text:s/></text:p>
          </table:table-cell>
          <table:covered-table-cell/>
        </table:table-row>
        <table:table-row table:style-name="TableRow179">
          <table:table-cell table:style-name="TableCell180">
            <text:p text:style-name="P181">2010<text:s/></text:p>
          </table:table-cell>
          <table:table-cell table:style-name="TableCell182">
            <text:p text:style-name="P183">SALES<text:s/></text:p>
          </table:table-cell>
          <table:table-cell table:style-name="TableCell184">
            <text:p text:style-name="P185">active<text:s/></text:p>
          </table:table-cell>
          <table:table-cell table:style-name="TableCell186">
            <text:p text:style-name="P187">Fa0/5<text:s/></text:p>
          </table:table-cell>
        </table:table-row>
        <table:table-row table:style-name="TableRow188">
          <table:table-cell table:style-name="TableCell189">
            <text:p text:style-name="P190">2020<text:s/></text:p>
          </table:table-cell>
          <table:table-cell table:style-name="TableCell191">
            <text:p text:style-name="P192">MANAGERS<text:s/></text:p>
          </table:table-cell>
          <table:table-cell table:style-name="TableCell193">
            <text:p text:style-name="P194">active<text:s/></text:p>
          </table:table-cell>
          <table:table-cell table:style-name="TableCell195">
            <text:p text:style-name="P196">Fa0/6<text:s/></text:p>
          </table:table-cell>
        </table:table-row>
        <table:table-row table:style-name="TableRow197">
          <table:table-cell table:style-name="TableCell198">
            <text:p text:style-name="P199">2030<text:s/></text:p>
          </table:table-cell>
          <table:table-cell table:style-name="TableCell200">
            <text:p text:style-name="P201">ENGINEERS<text:s/></text:p>
          </table:table-cell>
          <table:table-cell table:style-name="TableCell202">
            <text:p text:style-name="P203">active<text:s/></text:p>
          </table:table-cell>
          <table:table-cell table:style-name="TableCell204">
            <text:p text:style-name="P205">Fa0/7<text:s/></text:p>
          </table:table-cell>
        </table:table-row>
        <table:table-row table:style-name="TableRow206">
          <table:table-cell table:style-name="TableCell207">
            <text:p text:style-name="P208">2040<text:s/></text:p>
          </table:table-cell>
          <table:table-cell table:style-name="TableCell209">
            <text:p text:style-name="P210">SUPPORT<text:s/></text:p>
          </table:table-cell>
          <table:table-cell table:style-name="TableCell211">
            <text:p text:style-name="P212">active<text:s/></text:p>
          </table:table-cell>
          <table:table-cell table:style-name="TableCell213">
            <text:p text:style-name="P214">Fa0/8<text:s/></text:p>
          </table:table-cell>
        </table:table-row>
      </table:table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Verdana" style:font-name-complex="Verdana" fo:color="#000000" style:letter-kerning="false" fo:language="en" fo:country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xuan giang</dc:creator>
    <meta:creation-date>2009-04-16T11:32:00Z</meta:creation-date>
    <dc:date>2024-11-02T00:47:00Z</dc:date>
    <meta:template xlink:href="Normal" xlink:type="simple"/>
    <meta:editing-cycles>4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3" meta:paragraph-count="7" meta:word-count="565" meta:character-count="3779" meta:row-count="26" meta:non-whitespace-character-count="3221"/>
  </office:meta>
</office:document-meta>
</file>